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24pt" fo:font-weight="bold" officeooo:rsid="00060ee1" officeooo:paragraph-rsid="00066e93" style:font-size-asian="28pt" style:font-weight-asian="bold" style:font-size-complex="28pt" style:font-weight-complex="bold"/>
    </style:style>
    <style:style style:name="P2" style:family="paragraph" style:parent-style-name="Standard">
      <style:text-properties fo:font-size="14pt" fo:font-weight="normal" officeooo:rsid="00066e93" officeooo:paragraph-rsid="00066e93" style:font-size-asian="12.25pt" style:font-weight-asian="normal" style:font-size-complex="14pt" style:font-weight-complex="normal"/>
    </style:style>
    <style:style style:name="P3" style:family="paragraph" style:parent-style-name="Standard">
      <style:text-properties fo:font-size="14pt" fo:font-weight="normal" officeooo:rsid="0008563c" officeooo:paragraph-rsid="0008563c" style:font-size-asian="12.25pt" style:font-weight-asian="normal" style:font-size-complex="14pt" style:font-weight-complex="normal"/>
    </style:style>
    <style:style style:name="P4" style:family="paragraph" style:parent-style-name="Standard">
      <style:text-properties fo:font-size="14pt" fo:font-weight="normal" officeooo:rsid="0009dda0" officeooo:paragraph-rsid="0009dda0" style:font-size-asian="12.25pt" style:font-weight-asian="normal" style:font-size-complex="14pt" style:font-weight-complex="normal"/>
    </style:style>
    <style:style style:name="P5" style:family="paragraph" style:parent-style-name="Standard">
      <style:text-properties fo:font-size="14pt" fo:font-weight="normal" officeooo:rsid="000b187c" officeooo:paragraph-rsid="000b187c" style:font-size-asian="12.25pt" style:font-weight-asian="normal" style:font-size-complex="14pt" style:font-weight-complex="normal"/>
    </style:style>
    <style:style style:name="P6" style:family="paragraph" style:parent-style-name="Standard">
      <style:text-properties fo:font-size="14pt" fo:font-weight="normal" officeooo:rsid="00101aff" officeooo:paragraph-rsid="00195ace" style:font-size-asian="12.25pt" style:font-weight-asian="normal" style:font-size-complex="14pt" style:font-weight-complex="normal"/>
    </style:style>
    <style:style style:name="P7" style:family="paragraph" style:parent-style-name="Standard">
      <style:text-properties fo:font-size="14pt" fo:font-weight="normal" officeooo:rsid="00117dd8" officeooo:paragraph-rsid="00117dd8" style:font-size-asian="12.25pt" style:font-weight-asian="normal" style:font-size-complex="14pt" style:font-weight-complex="normal"/>
    </style:style>
    <style:style style:name="P8" style:family="paragraph" style:parent-style-name="Standard">
      <style:text-properties fo:font-size="14pt" fo:font-weight="normal" officeooo:rsid="00140519" officeooo:paragraph-rsid="00140519" style:font-size-asian="12.25pt" style:font-weight-asian="normal" style:font-size-complex="14pt" style:font-weight-complex="normal"/>
    </style:style>
    <style:style style:name="P9" style:family="paragraph" style:parent-style-name="Standard">
      <style:text-properties fo:font-size="14pt" fo:font-weight="normal" officeooo:rsid="0015df75" officeooo:paragraph-rsid="0015df75" style:font-size-asian="12.25pt" style:font-weight-asian="normal" style:font-size-complex="14pt" style:font-weight-complex="normal"/>
    </style:style>
    <style:style style:name="P10" style:family="paragraph" style:parent-style-name="Standard">
      <style:text-properties fo:font-size="14pt" fo:font-weight="normal" officeooo:rsid="0018bb87" officeooo:paragraph-rsid="001a6e44" style:font-size-asian="12.25pt" style:font-weight-asian="normal" style:font-size-complex="14pt" style:font-weight-complex="normal"/>
    </style:style>
    <style:style style:name="P11" style:family="paragraph" style:parent-style-name="Standard">
      <style:text-properties fo:font-size="14pt" fo:font-weight="normal" officeooo:rsid="0025c709" officeooo:paragraph-rsid="0025c709" style:font-size-asian="12.25pt" style:font-weight-asian="normal" style:font-size-complex="14pt" style:font-weight-complex="normal"/>
    </style:style>
    <style:style style:name="P12" style:family="paragraph" style:parent-style-name="Standard">
      <style:text-properties fo:font-size="14pt" fo:font-weight="normal" officeooo:rsid="00507460" officeooo:paragraph-rsid="00507460" style:font-size-asian="12.25pt" style:font-weight-asian="normal" style:font-size-complex="14pt" style:font-weight-complex="normal"/>
    </style:style>
    <style:style style:name="P13" style:family="paragraph" style:parent-style-name="Standard">
      <style:text-properties fo:font-size="14pt" fo:font-weight="bold" officeooo:rsid="000b187c" officeooo:paragraph-rsid="000b187c" style:font-size-asian="12.25pt" style:font-weight-asian="bold" style:font-size-complex="14pt" style:font-weight-complex="bold"/>
    </style:style>
    <style:style style:name="P14" style:family="paragraph" style:parent-style-name="Standard">
      <style:text-properties fo:font-size="14pt" fo:font-weight="bold" officeooo:rsid="00129b66" officeooo:paragraph-rsid="00129b66" style:font-size-asian="12.25pt" style:font-weight-asian="bold" style:font-size-complex="14pt" style:font-weight-complex="bold"/>
    </style:style>
    <style:style style:name="P15" style:family="paragraph" style:parent-style-name="Standard">
      <style:text-properties fo:font-size="14pt" fo:font-weight="bold" officeooo:rsid="0015df75" officeooo:paragraph-rsid="0018bb87" style:font-size-asian="12.25pt" style:font-weight-asian="bold" style:font-size-complex="14pt" style:font-weight-complex="bold"/>
    </style:style>
    <style:style style:name="P16" style:family="paragraph" style:parent-style-name="Standard">
      <style:text-properties fo:font-size="14pt" fo:font-weight="bold" officeooo:rsid="00172a08" officeooo:paragraph-rsid="00172a08" style:font-size-asian="12.25pt" style:font-weight-asian="bold" style:font-size-complex="14pt" style:font-weight-complex="bold"/>
    </style:style>
    <style:style style:name="P17" style:family="paragraph" style:parent-style-name="Standard">
      <style:text-properties fo:font-size="14pt" fo:font-weight="bold" officeooo:rsid="004d16a0" officeooo:paragraph-rsid="004d16a0" style:font-size-asian="12.25pt" style:font-weight-asian="bold" style:font-size-complex="14pt" style:font-weight-complex="bold"/>
    </style:style>
    <style:style style:name="P18" style:family="paragraph" style:parent-style-name="Standard">
      <style:text-properties fo:font-size="14pt" fo:font-weight="bold" officeooo:rsid="004ef6e9" officeooo:paragraph-rsid="004d16a0" style:font-size-asian="12.25pt" style:font-weight-asian="bold" style:font-size-complex="14pt" style:font-weight-complex="bold"/>
    </style:style>
    <style:style style:name="P19" style:family="paragraph" style:parent-style-name="Standard">
      <style:text-properties fo:font-size="14pt" fo:font-weight="bold" officeooo:rsid="00507460" officeooo:paragraph-rsid="00507460" style:font-size-asian="12.25pt" style:font-weight-asian="bold" style:font-size-complex="14pt" style:font-weight-complex="bold"/>
    </style:style>
    <style:style style:name="P20" style:family="paragraph" style:parent-style-name="Standard">
      <style:text-properties fo:font-size="14pt" fo:font-weight="bold" officeooo:rsid="0059645c" officeooo:paragraph-rsid="0059645c" style:font-size-asian="12.25pt" style:font-weight-asian="bold" style:font-size-complex="14pt" style:font-weight-complex="bold"/>
    </style:style>
    <style:style style:name="P21" style:family="paragraph" style:parent-style-name="Standard">
      <style:text-properties fo:font-size="14pt" fo:font-style="italic" fo:font-weight="bold" officeooo:rsid="001a6e44" officeooo:paragraph-rsid="001a6e44" style:font-size-asian="12.25pt" style:font-style-asian="italic" style:font-weight-asian="bold" style:font-size-complex="14pt" style:font-style-complex="italic" style:font-weight-complex="bold"/>
    </style:style>
    <style:style style:name="P22" style:family="paragraph" style:parent-style-name="Standard">
      <style:text-properties fo:font-size="14pt" fo:font-style="italic" fo:font-weight="bold" officeooo:rsid="00172a08" officeooo:paragraph-rsid="00172a08" style:font-size-asian="12.25pt" style:font-style-asian="italic" style:font-weight-asian="bold" style:font-size-complex="14pt" style:font-style-complex="italic" style:font-weight-complex="bold"/>
    </style:style>
    <style:style style:name="P23" style:family="paragraph" style:parent-style-name="Standard">
      <style:text-properties fo:font-size="14pt" fo:font-style="italic" fo:font-weight="bold" officeooo:rsid="00181a8f" officeooo:paragraph-rsid="00181a8f" style:font-size-asian="12.25pt" style:font-style-asian="italic" style:font-weight-asian="bold" style:font-size-complex="14pt" style:font-style-complex="italic" style:font-weight-complex="bold"/>
    </style:style>
    <style:style style:name="P24" style:family="paragraph" style:parent-style-name="Standard">
      <style:text-properties fo:font-size="12pt" fo:font-style="italic" fo:font-weight="bold" officeooo:rsid="001a6e44" officeooo:paragraph-rsid="001a6e44" style:font-size-asian="12.25pt" style:font-style-asian="italic" style:font-weight-asian="bold" style:font-size-complex="14pt" style:font-style-complex="italic" style:font-weight-complex="bold"/>
    </style:style>
    <style:style style:name="P25" style:family="paragraph" style:parent-style-name="Standard">
      <style:text-properties fo:font-size="12pt" fo:font-style="italic" fo:font-weight="bold" officeooo:rsid="001ead3a" officeooo:paragraph-rsid="001ead3a" style:font-size-asian="12.25pt" style:font-style-asian="italic" style:font-weight-asian="bold" style:font-size-complex="14pt" style:font-style-complex="italic" style:font-weight-complex="bold"/>
    </style:style>
    <style:style style:name="P26" style:family="paragraph" style:parent-style-name="Standard">
      <style:text-properties fo:font-size="12pt" fo:font-style="italic" fo:font-weight="bold" officeooo:rsid="00211238" officeooo:paragraph-rsid="00211238" style:font-size-asian="12.25pt" style:font-style-asian="italic" style:font-weight-asian="bold" style:font-size-complex="14pt" style:font-style-complex="italic" style:font-weight-complex="bold"/>
    </style:style>
    <style:style style:name="P27" style:family="paragraph" style:parent-style-name="Standard">
      <style:text-properties fo:font-size="12pt" fo:font-style="italic" fo:font-weight="bold" officeooo:rsid="000b187c" officeooo:paragraph-rsid="0059645c" style:font-size-asian="12.25pt" style:font-style-asian="italic" style:font-weight-asian="bold" style:font-size-complex="14pt" style:font-style-complex="italic" style:font-weight-complex="bold"/>
    </style:style>
    <style:style style:name="P28" style:family="paragraph" style:parent-style-name="Standard">
      <style:text-properties officeooo:paragraph-rsid="00284af0"/>
    </style:style>
    <style:style style:name="P29" style:family="paragraph" style:parent-style-name="Standard">
      <style:text-properties officeooo:paragraph-rsid="00292b2f"/>
    </style:style>
    <style:style style:name="P30" style:family="paragraph" style:parent-style-name="Standard">
      <style:text-properties officeooo:paragraph-rsid="0029c737"/>
    </style:style>
    <style:style style:name="P31" style:family="paragraph" style:parent-style-name="Standard">
      <style:text-properties officeooo:paragraph-rsid="002a76e5"/>
    </style:style>
    <style:style style:name="P32" style:family="paragraph" style:parent-style-name="Standard">
      <style:text-properties officeooo:paragraph-rsid="002ba18b"/>
    </style:style>
    <style:style style:name="P33" style:family="paragraph" style:parent-style-name="Standard">
      <style:text-properties officeooo:paragraph-rsid="002f0587"/>
    </style:style>
    <style:style style:name="P34" style:family="paragraph" style:parent-style-name="Standard">
      <style:text-properties officeooo:paragraph-rsid="00316afb"/>
    </style:style>
    <style:style style:name="P35" style:family="paragraph" style:parent-style-name="Standard">
      <style:text-properties officeooo:paragraph-rsid="0037e801"/>
    </style:style>
    <style:style style:name="P36" style:family="paragraph" style:parent-style-name="Standard">
      <style:text-properties officeooo:paragraph-rsid="0038c5ff"/>
    </style:style>
    <style:style style:name="P37" style:family="paragraph" style:parent-style-name="Standard">
      <style:text-properties fo:font-weight="bold" style:font-weight-asian="bold" style:font-weight-complex="bold"/>
    </style:style>
    <style:style style:name="P3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39" style:family="paragraph" style:parent-style-name="Standard">
      <style:text-properties fo:font-style="italic" fo:font-weight="bold" officeooo:rsid="00441286" officeooo:paragraph-rsid="00441286" style:font-style-asian="italic" style:font-weight-asian="bold" style:font-style-complex="italic" style:font-weight-complex="bold"/>
    </style:style>
    <style:style style:name="P40" style:family="paragraph" style:parent-style-name="Standard">
      <style:text-properties officeooo:paragraph-rsid="00441286"/>
    </style:style>
    <style:style style:name="P41" style:family="paragraph" style:parent-style-name="Standard">
      <style:text-properties fo:font-size="18pt" style:text-underline-style="solid" style:text-underline-width="auto" style:text-underline-color="font-color" fo:font-weight="bold" officeooo:rsid="0049572d" officeooo:paragraph-rsid="0049572d" style:font-size-asian="12.25pt" style:font-weight-asian="bold" style:font-size-complex="14pt" style:font-weight-complex="bold"/>
    </style:style>
    <style:style style:name="P42" style:family="paragraph" style:parent-style-name="Standard">
      <style:text-properties officeooo:paragraph-rsid="004ad10b"/>
    </style:style>
    <style:style style:name="P43" style:family="paragraph" style:parent-style-name="Standard">
      <style:text-properties style:font-name="Liberation Mono" fo:font-size="10pt" fo:font-style="italic" style:text-underline-style="none" fo:font-weight="bold" style:font-style-asian="italic" style:font-weight-asian="bold" style:font-style-complex="italic" style:font-weight-complex="bold"/>
    </style:style>
    <style:style style:name="P44" style:family="paragraph" style:parent-style-name="Standard">
      <style:paragraph-properties>
        <style:tab-stops>
          <style:tab-stop style:position="1.9583in"/>
        </style:tab-stops>
      </style:paragraph-properties>
      <style:text-properties style:font-name="Liberation Mono" fo:font-size="10pt" fo:font-style="italic" style:text-underline-style="none" fo:font-weight="bold" style:font-style-asian="italic" style:font-weight-asian="bold" style:font-style-complex="italic" style:font-weight-complex="bold"/>
    </style:style>
    <style:style style:name="P45" style:family="paragraph" style:parent-style-name="Standard">
      <style:text-properties officeooo:paragraph-rsid="005395f8"/>
    </style:style>
    <style:style style:name="P46" style:family="paragraph" style:parent-style-name="Standard">
      <style:text-properties officeooo:paragraph-rsid="005cb8bb"/>
    </style:style>
    <style:style style:name="P47" style:family="paragraph" style:parent-style-name="Standard">
      <style:text-properties officeooo:paragraph-rsid="005e6f53"/>
    </style:style>
    <style:style style:name="P48" style:family="paragraph" style:parent-style-name="Standard">
      <style:text-properties officeooo:paragraph-rsid="005f5d38"/>
    </style:style>
    <style:style style:name="P49" style:family="paragraph" style:parent-style-name="Heading_20_3">
      <style:text-properties officeooo:paragraph-rsid="0038ae19"/>
    </style:style>
    <style:style style:name="P50" style:family="paragraph" style:parent-style-name="Heading_20_3">
      <style:text-properties officeooo:paragraph-rsid="0038c5ff"/>
    </style:style>
    <style:style style:name="P51" style:family="paragraph" style:parent-style-name="Heading_20_3">
      <style:text-properties fo:font-weight="bold" style:font-weight-asian="bold" style:font-weight-complex="bold"/>
    </style:style>
    <style:style style:name="P52" style:family="paragraph" style:parent-style-name="Heading_20_3">
      <style:text-properties officeooo:paragraph-rsid="004ad10b"/>
    </style:style>
    <style:style style:name="P53" style:family="paragraph" style:parent-style-name="Text_20_body">
      <style:text-properties officeooo:paragraph-rsid="004ad10b"/>
    </style:style>
    <style:style style:name="P54" style:family="paragraph" style:parent-style-name="Heading_20_1">
      <style:text-properties officeooo:paragraph-rsid="004ad10b"/>
    </style:style>
    <style:style style:name="P55" style:family="paragraph" style:parent-style-name="Standard">
      <style:text-properties fo:font-size="14pt" fo:font-weight="normal" officeooo:rsid="00556cce" officeooo:paragraph-rsid="00507460" style:font-size-asian="12.25pt" style:font-weight-asian="normal" style:font-size-complex="14pt" style:font-weight-complex="normal"/>
    </style:style>
    <style:style style:name="P56" style:family="paragraph" style:parent-style-name="Standard">
      <style:text-properties fo:font-size="14pt" fo:font-weight="normal" officeooo:rsid="0008563c" officeooo:paragraph-rsid="000fcf84" style:font-size-asian="12.25pt" style:font-weight-asian="normal" style:font-size-complex="14pt" style:font-weight-complex="normal"/>
    </style:style>
    <style:style style:name="P57" style:family="paragraph" style:parent-style-name="Standard">
      <style:text-properties fo:font-size="14pt" fo:font-weight="normal" officeooo:rsid="00640c4d" officeooo:paragraph-rsid="00640c4d" style:font-size-asian="12.25pt" style:font-weight-asian="normal" style:font-size-complex="14pt" style:font-weight-complex="normal"/>
    </style:style>
    <style:style style:name="P58" style:family="paragraph" style:parent-style-name="Standard">
      <style:text-properties fo:font-size="12pt" fo:font-style="italic" fo:font-weight="bold" officeooo:rsid="000b187c" officeooo:paragraph-rsid="00640c4d" style:font-size-asian="12.25pt" style:font-style-asian="italic" style:font-weight-asian="bold" style:font-size-complex="14pt" style:font-style-complex="italic" style:font-weight-complex="bold"/>
    </style:style>
    <style:style style:name="P59" style:family="paragraph" style:parent-style-name="Standard">
      <style:text-properties fo:font-size="12pt" fo:font-style="italic" fo:font-weight="bold" officeooo:rsid="000b187c" officeooo:paragraph-rsid="0064c02c" style:font-size-asian="12.25pt" style:font-style-asian="italic" style:font-weight-asian="bold" style:font-size-complex="14pt" style:font-style-complex="italic" style:font-weight-complex="bold"/>
    </style:style>
    <style:style style:name="P60" style:family="paragraph" style:parent-style-name="Standard">
      <style:text-properties fo:font-size="12pt" fo:font-style="italic" fo:font-weight="bold" officeooo:rsid="000b187c" officeooo:paragraph-rsid="0008563c" style:font-size-asian="12.25pt" style:font-style-asian="italic" style:font-weight-asian="bold" style:font-size-complex="14pt" style:font-style-complex="italic" style:font-weight-complex="bold"/>
    </style:style>
    <style:style style:name="T1" style:family="text">
      <style:text-properties fo:font-size="28pt"/>
    </style:style>
    <style:style style:name="T2" style:family="text">
      <style:text-properties officeooo:rsid="00066e93"/>
    </style:style>
    <style:style style:name="T3" style:family="text">
      <style:text-properties officeooo:rsid="000764bc"/>
    </style:style>
    <style:style style:name="T4" style:family="text">
      <style:text-properties fo:font-size="14pt" fo:font-style="normal" fo:font-weight="bold" officeooo:rsid="00284af0" style:font-size-asian="12.25pt" style:font-style-asian="normal" style:font-weight-asian="bold" style:font-size-complex="14pt" style:font-style-complex="normal" style:font-weight-complex="bold"/>
    </style:style>
    <style:style style:name="T5" style:family="text">
      <style:text-properties fo:font-size="14pt" fo:font-style="normal" fo:font-weight="bold" officeooo:rsid="002993e1" style:font-size-asian="12.25pt" style:font-style-asian="normal" style:font-weight-asian="bold" style:font-size-complex="14pt" style:font-style-complex="normal" style:font-weight-complex="bold"/>
    </style:style>
    <style:style style:name="T6" style:family="text">
      <style:text-properties fo:font-size="14pt" fo:font-style="normal" fo:font-weight="bold" officeooo:rsid="0034160d" style:font-size-asian="12.25pt" style:font-style-asian="normal" style:font-weight-asian="bold" style:font-size-complex="14pt" style:font-style-complex="normal" style:font-weight-complex="bold"/>
    </style:style>
    <style:style style:name="T7" style:family="text">
      <style:text-properties fo:font-size="14pt" fo:font-style="normal" fo:font-weight="normal" officeooo:rsid="00284af0" style:font-size-asian="12.25pt" style:font-style-asian="normal" style:font-weight-asian="normal" style:font-size-complex="14pt" style:font-style-complex="normal" style:font-weight-complex="normal"/>
    </style:style>
    <style:style style:name="T8" style:family="text">
      <style:text-properties fo:font-size="14pt" fo:font-style="normal" fo:font-weight="normal" officeooo:rsid="00292b2f" style:font-size-asian="12.25pt" style:font-style-asian="normal" style:font-weight-asian="normal" style:font-size-complex="14pt" style:font-style-complex="normal" style:font-weight-complex="normal"/>
    </style:style>
    <style:style style:name="T9" style:family="text">
      <style:text-properties officeooo:rsid="000d3980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0764bc" style:font-weight-asian="bold" style:font-weight-complex="bold"/>
    </style:style>
    <style:style style:name="T12" style:family="text">
      <style:text-properties fo:font-weight="bold" officeooo:rsid="0018bb87" style:font-weight-asian="bold" style:font-weight-complex="bold"/>
    </style:style>
    <style:style style:name="T13" style:family="text">
      <style:text-properties fo:font-weight="bold" officeooo:rsid="00441286" style:font-weight-asian="bold" style:font-weight-complex="bold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fo:font-weight="bold" officeooo:rsid="0022fcd9" style:font-style-asian="italic" style:font-weight-asian="bold" style:font-style-complex="italic" style:font-weight-complex="bold"/>
    </style:style>
    <style:style style:name="T16" style:family="text">
      <style:text-properties officeooo:rsid="0022fcd9"/>
    </style:style>
    <style:style style:name="T17" style:family="text">
      <style:text-properties style:font-name="Liberation Serif" fo:font-size="12pt" fo:font-style="italic" fo:font-weight="bold" officeooo:rsid="00292b2f" style:font-size-asian="12pt" style:font-style-asian="italic" style:font-weight-asian="bold" style:font-size-complex="12pt" style:font-style-complex="italic" style:font-weight-complex="bold"/>
    </style:style>
    <style:style style:name="T18" style:family="text">
      <style:text-properties style:font-name="Liberation Serif" fo:font-size="12pt" fo:font-style="italic" fo:font-weight="bold" officeooo:rsid="0029c737" style:font-size-asian="12pt" style:font-style-asian="italic" style:font-weight-asian="bold" style:font-size-complex="12pt" style:font-style-complex="italic" style:font-weight-complex="bold"/>
    </style:style>
    <style:style style:name="T19" style:family="text">
      <style:text-properties style:font-name="Liberation Serif" fo:font-size="12pt" fo:font-style="italic" fo:font-weight="bold" officeooo:rsid="002a76e5" style:font-size-asian="12pt" style:font-style-asian="italic" style:font-weight-asian="bold" style:font-size-complex="12pt" style:font-style-complex="italic" style:font-weight-complex="bold"/>
    </style:style>
    <style:style style:name="T20" style:family="text">
      <style:text-properties style:font-name="Liberation Serif" fo:font-size="12pt" fo:font-style="italic" fo:font-weight="bold" officeooo:rsid="002ba18b" style:font-size-asian="12pt" style:font-style-asian="italic" style:font-weight-asian="bold" style:font-size-complex="12pt" style:font-style-complex="italic" style:font-weight-complex="bold"/>
    </style:style>
    <style:style style:name="T21" style:family="text">
      <style:text-properties style:font-name="Liberation Serif" fo:font-size="12pt" fo:font-style="italic" fo:font-weight="bold" officeooo:rsid="002f0587" style:font-size-asian="12pt" style:font-style-asian="italic" style:font-weight-asian="bold" style:font-size-complex="12pt" style:font-style-complex="italic" style:font-weight-complex="bold"/>
    </style:style>
    <style:style style:name="T22" style:family="text">
      <style:text-properties style:font-name="Liberation Serif" fo:font-size="12pt" fo:font-style="normal" fo:font-weight="bold" officeooo:rsid="00316afb" style:font-size-asian="16pt" style:font-style-asian="normal" style:font-weight-asian="bold" style:font-size-complex="16pt" style:font-style-complex="normal" style:font-weight-complex="bold"/>
    </style:style>
    <style:style style:name="T23" style:family="text">
      <style:text-properties style:font-name="Liberation Serif" fo:font-size="12pt" fo:font-style="normal" fo:font-weight="bold" officeooo:rsid="0037e801" style:font-size-asian="16pt" style:font-style-asian="normal" style:font-weight-asian="bold" style:font-size-complex="16pt" style:font-style-complex="normal" style:font-weight-complex="bold"/>
    </style:style>
    <style:style style:name="T24" style:family="text">
      <style:text-properties style:font-name="Liberation Serif" fo:font-size="12pt" fo:font-style="normal" fo:font-weight="bold" officeooo:rsid="0038ae19" style:font-size-asian="16pt" style:font-style-asian="normal" style:font-weight-asian="bold" style:font-size-complex="16pt" style:font-style-complex="normal" style:font-weight-complex="bold"/>
    </style:style>
    <style:style style:name="T25" style:family="text">
      <style:text-properties style:font-name="Liberation Serif" fo:font-size="12pt" fo:font-style="normal" fo:font-weight="bold" officeooo:rsid="0038c5ff" style:font-size-asian="16pt" style:font-style-asian="normal" style:font-weight-asian="bold" style:font-size-complex="16pt" style:font-style-complex="normal" style:font-weight-complex="bold"/>
    </style:style>
    <style:style style:name="T26" style:family="text">
      <style:text-properties style:font-name="Liberation Serif" fo:font-size="12pt" fo:font-style="normal" fo:font-weight="bold" officeooo:rsid="003bb28a" style:font-size-asian="16pt" style:font-style-asian="normal" style:font-weight-asian="bold" style:font-size-complex="16pt" style:font-style-complex="normal" style:font-weight-complex="bold"/>
    </style:style>
    <style:style style:name="T27" style:family="text">
      <style:text-properties style:font-name="Liberation Serif" fo:font-size="12pt" fo:font-style="normal" fo:font-weight="bold" officeooo:rsid="003f2a74" style:font-size-asian="16pt" style:font-style-asian="normal" style:font-weight-asian="bold" style:font-size-complex="16pt" style:font-style-complex="normal" style:font-weight-complex="bold"/>
    </style:style>
    <style:style style:name="T28" style:family="text">
      <style:text-properties style:font-name="Liberation Serif" fo:font-size="12pt" fo:font-style="normal" fo:font-weight="bold" officeooo:rsid="0040bb77" style:font-size-asian="16pt" style:font-style-asian="normal" style:font-weight-asian="bold" style:font-size-complex="16pt" style:font-style-complex="normal" style:font-weight-complex="bold"/>
    </style:style>
    <style:style style:name="T29" style:family="text">
      <style:text-properties style:font-name="Liberation Serif" fo:font-size="16pt" fo:font-style="normal" fo:font-weight="bold" officeooo:rsid="00316afb" style:font-size-asian="16pt" style:font-style-asian="normal" style:font-weight-asian="bold" style:font-size-complex="16pt" style:font-style-complex="normal" style:font-weight-complex="bold"/>
    </style:style>
    <style:style style:name="T30" style:family="text">
      <style:text-properties style:font-name="Liberation Serif" fo:font-size="16pt" fo:font-style="normal" fo:font-weight="normal" officeooo:rsid="002ba18b" style:font-size-asian="12pt" style:font-style-asian="normal" style:font-weight-asian="normal" style:font-size-complex="12pt" style:font-style-complex="normal" style:font-weight-complex="normal"/>
    </style:style>
    <style:style style:name="T31" style:family="text">
      <style:text-properties style:font-name="Liberation Serif" fo:font-size="16pt" fo:font-style="normal" fo:font-weight="normal" officeooo:rsid="002d676d" style:font-size-asian="12pt" style:font-style-asian="normal" style:font-weight-asian="normal" style:font-size-complex="12pt" style:font-style-complex="normal" style:font-weight-complex="normal"/>
    </style:style>
    <style:style style:name="T32" style:family="text">
      <style:text-properties style:font-name="Liberation Serif" fo:font-size="16pt" fo:font-style="normal" style:text-underline-style="solid" style:text-underline-width="auto" style:text-underline-color="font-color" fo:font-weight="bold" officeooo:rsid="00316afb" style:font-size-asian="16pt" style:font-style-asian="normal" style:font-weight-asian="bold" style:font-size-complex="16pt" style:font-style-complex="normal" style:font-weight-complex="bold"/>
    </style:style>
    <style:style style:name="T33" style:family="text">
      <style:text-properties style:font-name="Liberation Serif" fo:font-size="16pt" fo:font-style="normal" style:text-underline-style="solid" style:text-underline-width="auto" style:text-underline-color="font-color" fo:font-weight="bold" officeooo:rsid="005395f8" style:font-size-asian="16pt" style:font-style-asian="normal" style:font-weight-asian="bold" style:font-size-complex="16pt" style:font-style-complex="normal" style:font-weight-complex="bold"/>
    </style:style>
    <style:style style:name="T34" style:family="text">
      <style:text-properties style:font-name="Liberation Serif" fo:font-size="18pt" fo:font-style="normal" fo:font-weight="bold" officeooo:rsid="004ad10b" style:font-style-asian="normal" style:font-weight-asian="bold" style:font-style-complex="normal" style:font-weight-complex="bold"/>
    </style:style>
    <style:style style:name="T35" style:family="text">
      <style:text-properties officeooo:rsid="0041041f"/>
    </style:style>
    <style:style style:name="T36" style:family="text">
      <style:text-properties fo:font-style="normal" style:font-style-asian="normal" style:font-style-complex="normal"/>
    </style:style>
    <style:style style:name="T37" style:family="text">
      <style:text-properties fo:font-style="normal" officeooo:rsid="0047ef8c" style:font-style-asian="normal" style:font-style-complex="normal"/>
    </style:style>
    <style:style style:name="T38" style:family="text">
      <style:text-properties fo:font-size="10pt" fo:font-style="italic" fo:font-weight="bold" officeooo:rsid="00441286" style:font-style-asian="italic" style:font-weight-asian="bold" style:font-style-complex="italic" style:font-weight-complex="bold"/>
    </style:style>
    <style:style style:name="T39" style:family="text">
      <style:text-properties style:font-name="Liberation Mono" fo:font-size="18pt" fo:font-style="normal" fo:font-weight="bold" officeooo:rsid="004ad10b" style:font-style-asian="normal" style:font-weight-asian="bold" style:font-style-complex="normal" style:font-weight-complex="bold"/>
    </style:style>
    <style:style style:name="T40" style:family="text">
      <style:text-properties style:font-name="Liberation Mono" fo:font-size="10pt" fo:font-style="italic" fo:font-weight="bold" officeooo:rsid="004ad10b" style:font-style-asian="italic" style:font-weight-asian="bold" style:font-style-complex="italic" style:font-weight-complex="bold"/>
    </style:style>
    <style:style style:name="T41" style:family="text">
      <style:text-properties style:font-name="Liberation Mono" fo:font-size="10pt" fo:font-style="italic" fo:font-weight="bold" officeooo:rsid="005cb8bb" style:font-style-asian="italic" style:font-weight-asian="bold" style:font-style-complex="italic" style:font-weight-complex="bold"/>
    </style:style>
    <style:style style:name="T42" style:family="text">
      <style:text-properties style:font-name="Liberation Mono" fo:font-size="10pt" fo:font-style="italic" fo:font-weight="bold" officeooo:rsid="005f5d38" style:font-style-asian="italic" style:font-weight-asian="bold" style:font-style-complex="italic" style:font-weight-complex="bold"/>
    </style:style>
    <style:style style:name="T43" style:family="text">
      <style:text-properties style:font-name="Liberation Mono" fo:font-size="12pt" fo:font-style="italic" officeooo:rsid="0069501a" fo:background-color="#ffffff" loext:char-shading-value="0" style:font-style-asian="italic" style:font-style-complex="italic"/>
    </style:style>
    <style:style style:name="T44" style:family="text">
      <style:text-properties style:font-name="Liberation Mono" fo:font-size="12pt" fo:font-style="italic" fo:font-weight="bold" officeooo:rsid="004ad10b" style:font-size-asian="24pt" style:font-style-asian="italic" style:font-weight-asian="bold" style:font-size-complex="24pt" style:font-style-complex="italic" style:font-weight-complex="bold"/>
    </style:style>
    <style:style style:name="T45" style:family="text">
      <style:text-properties style:font-name="Liberation Mono" fo:font-size="20pt" fo:font-style="normal" style:text-underline-style="solid" style:text-underline-width="auto" style:text-underline-color="font-color" officeooo:rsid="0069501a" fo:background-color="#ffffff" loext:char-shading-value="0" style:font-style-asian="normal" style:font-style-complex="normal"/>
    </style:style>
    <style:style style:name="T46" style:family="text">
      <style:text-properties fo:font-weight="normal" style:font-weight-asian="normal" style:font-weight-complex="normal"/>
    </style:style>
    <style:style style:name="T47" style:family="text">
      <style:text-properties fo:font-weight="normal" officeooo:rsid="00556cce" style:font-weight-asian="normal" style:font-weight-complex="normal"/>
    </style:style>
    <style:style style:name="T48" style:family="text">
      <style:text-properties fo:color="#000000" fo:font-size="16pt" style:text-underline-style="none" officeooo:rsid="000fac1c" fo:background-color="#ffffff" loext:char-shading-value="0"/>
    </style:style>
    <style:style style:name="T49" style:family="text">
      <style:text-properties fo:color="#0000bb" fo:font-size="12pt" fo:font-style="italic" style:text-underline-style="none" officeooo:rsid="0005573d" fo:background-color="#ffffff" loext:char-shading-value="0" style:font-style-asian="italic" style:font-style-complex="italic"/>
    </style:style>
    <style:style style:name="T50" style:family="text">
      <style:text-properties officeooo:rsid="0064c02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&lt;&lt;&lt;&lt;…<text:span text:style-name="T1">Jquery Function and Event</text:span>… &gt;&gt;&gt;&gt;<text:line-break/><text:line-break/><text:span text:style-name="T2">Functions:</text:span></text:p>
      <text:p text:style-name="P2"><text:span text:style-name="T3">1)</text:span><text:span text:style-name="T11"> </text:span><text:span text:style-name="T10">$.isNumeric</text:span>(data): it use to check numeric <text:s/>data.</text:p>
      <text:p text:style-name="P11"><text:span text:style-name="T10">$.trim(data)</text:span>: This method work as a trim data</text:p>
      <text:p text:style-name="P17">$.isArray(get_number)</text:p>
      <text:p text:style-name="P18">//array to string convert:</text:p>
      <text:p text:style-name="P12"><text:s/>var fruits = ["Banana", "Orange", "Apple", "Mango"];</text:p>
      <text:p text:style-name="P19"><text:s text:c="2"/>var x = fruits.toString();</text:p>
      <text:p text:style-name="P55">…………………..</text:p>
      <text:p text:style-name="P20"><text:span text:style-name="T47">//</text:span><text:span text:style-name="T46">string to array….</text:span></text:p>
      <text:p text:style-name="P27">var txtstring = $("#idtxt").val();</text:p>
      <text:p text:style-name="P27">var stringSplit = txtstring.split(',');</text:p>
      <text:p text:style-name="P27">for(i=0; i&lt; stringSplit.length;i++)</text:p>
      <text:p text:style-name="P27">{ alert(stringSplit[i]); }</text:p>
      <text:p text:style-name="P55"/>
      <text:p text:style-name="P3">2) <text:span text:style-name="T10">setInterval</text:span>(function(){autosave() },10000);</text:p>
      <text:p text:style-name="P3"><text:span text:style-name="T10">closeIntervel</text:span>(interverlClose)</text:p>
      <text:p text:style-name="P3"><text:span text:style-name="T10">setTimeout</text:span>( function(){autosave() },10000)</text:p>
      <text:p text:style-name="P56"><text:span text:style-name="T10">closeTimeout</text:span>(interverlClose)</text:p>
      <text:p text:style-name="P56"/>
      <text:p text:style-name="P57">2.1) String Replace:</text:p>
      <text:p text:style-name="P58"><text:tab/><text:tab/>var str = “Himel_chadni”;</text:p>
      <text:p text:style-name="P59"><text:tab/><text:tab/>alert( str.replace(‘_’,’+’) );</text:p>
      <text:p text:style-name="P60"/>
      <text:p text:style-name="P4">3) <text:span text:style-name="T10">each(): </text:span><text:span text:style-name="T9">each funtion work as a loop</text:span></text:p>
      <text:p text:style-name="P13">example: </text:p>
      <text:p text:style-name="P5">&lt;script&gt;</text:p>
      <text:p text:style-name="P13">$(document).ready(function(){</text:p>
      <text:p text:style-name="P13"><text:s text:c="2"/>$("button").click(function(){</text:p>
      <text:p text:style-name="P13"><text:s text:c="4"/>$("li").each(function(){</text:p>
      <text:p text:style-name="P13"><text:s text:c="6"/>alert($(this).text())</text:p>
      <text:p text:style-name="P13"><text:s text:c="4"/>});</text:p>
      <text:p text:style-name="P13"><text:s text:c="2"/>});</text:p>
      <text:p text:style-name="P13">});</text:p>
      <text:p text:style-name="P5">&lt;/script&gt;</text:p>
      <text:p text:style-name="P5">&lt;/head&gt;</text:p>
      <text:p text:style-name="P5">&lt;body&gt;</text:p>
      <text:p text:style-name="P5"/>
      <text:p text:style-name="P5">&lt;button&gt;Alert the value of each list item&lt;/button&gt;</text:p>
      <text:p text:style-name="P5"><text:soft-page-break/></text:p>
      <text:p text:style-name="P5">&lt;ul&gt;</text:p>
      <text:p text:style-name="P5"><text:s text:c="2"/>&lt;li&gt;Coffee&lt;/li&gt;</text:p>
      <text:p text:style-name="P5"><text:s text:c="2"/>&lt;li&gt;Milk&lt;/li&gt;</text:p>
      <text:p text:style-name="P5"><text:s text:c="2"/>&lt;li&gt;Soda&lt;/li&gt;</text:p>
      <text:p text:style-name="P5">&lt;/ul&gt;</text:p>
      <text:p text:style-name="P5"/>
      <text:p text:style-name="P41">CONDITION:</text:p>
      <text:p text:style-name="P6">4) <text:span text:style-name="T10">is(),</text:span><text:span text:style-name="T12">hasClass()</text:span>: this funtrion work as a condition <text:span text:style-name="T16">and also return </text:span><text:span text:style-name="T15">true/false</text:span>.</text:p>
      <text:p text:style-name="P7">Example:</text:p>
      <text:p text:style-name="P8">radio button checked or not</text:p>
      <text:p text:style-name="P14"><text:span text:style-name="Strong_20_Emphasis"><text:span text:style-name="T48">if($("#exampleRadios1").is(":checked"))</text:span></text:span></text:p>
      <text:p text:style-name="P14"><text:span text:style-name="Strong_20_Emphasis"><text:span text:style-name="T48"><text:tab/>{</text:span></text:span></text:p>
      <text:p text:style-name="P14"><text:span text:style-name="Strong_20_Emphasis"><text:span text:style-name="T48"><text:tab/><text:tab/>$('#exampleRadios1').addClass('my-radio');</text:span></text:span></text:p>
      <text:p text:style-name="P14"><text:span text:style-name="Strong_20_Emphasis"><text:span text:style-name="T48"><text:tab/><text:tab/>$('#exampleRadios2').removeClass('my-radio');</text:span></text:span></text:p>
      <text:p text:style-name="P14"><text:span text:style-name="Strong_20_Emphasis"><text:span text:style-name="T48"><text:tab/><text:tab/>$("#ext_camp").hide();</text:span></text:span></text:p>
      <text:p text:style-name="P14"><text:span text:style-name="Strong_20_Emphasis"><text:span text:style-name="T48"><text:tab/>}</text:span></text:span></text:p>
      <text:p text:style-name="P14"><text:span text:style-name="Strong_20_Emphasis"><text:span text:style-name="T48">})</text:span></text:span></text:p>
      <text:p text:style-name="P14"><text:span text:style-name="Source_20_Text"><text:span text:style-name="T49"/></text:span></text:p>
      <text:p text:style-name="P10">hasClass() Exmaple:</text:p>
      <text:p text:style-name="P24">&lt;script&gt;</text:p>
      <text:p text:style-name="P24">$(document).ready(function(){</text:p>
      <text:p text:style-name="P24"><text:s text:c="2"/>$("button").click(function(){</text:p>
      <text:p text:style-name="P24"><text:s text:c="4"/>alert($("p").hasClass("intro"));</text:p>
      <text:p text:style-name="P24"><text:s text:c="2"/>});</text:p>
      <text:p text:style-name="P24">});</text:p>
      <text:p text:style-name="P24">&lt;/script&gt;</text:p>
      <text:p text:style-name="P25">&lt;p class="intro"&gt;This is a paragraph.&lt;/p&gt;</text:p>
      <text:p text:style-name="P25">&lt;p&gt;This is another paragraph.&lt;/p&gt;</text:p>
      <text:p text:style-name="P25"/>
      <text:p text:style-name="P26">output: “true”</text:p>
      <text:p text:style-name="P21"/>
      <text:p text:style-name="P21"/>
      <text:p text:style-name="P15">5)addClass(), removeClass(),toggleClass(),<text:line-break/></text:p>
      <text:p text:style-name="P9">Example</text:p>
      <text:p text:style-name="P16"><text:tab/><text:span text:style-name="T14">$('#exampleRadios2').addClass('my-radio');</text:span></text:p>
      <text:p text:style-name="P22"><text:tab/>$('#exampleRadios1').removeClass('my-radio');</text:p>
      <text:p text:style-name="P23"><text:s/>$("#status-options").toggleClass("active");</text:p>
      <text:p text:style-name="P23"/>
      <text:p text:style-name="P23"/>
      <text:p text:style-name="P28"><text:soft-page-break/><text:span text:style-name="T4">6)</text:span><text:span text:style-name="Source_20_Text"><text:span text:style-name="T4">append(),prepend(),after(),before(),</text:span></text:span><text:span text:style-name="Source_20_Text"><text:span text:style-name="T5">appendTo(),</text:span></text:span><text:span text:style-name="Source_20_Text"><text:span text:style-name="T6">prependTo()</text:span></text:span><text:span text:style-name="Source_20_Text"><text:span text:style-name="T5">;</text:span></text:span></text:p>
      <text:p text:style-name="P28"><text:span text:style-name="Source_20_Text"><text:span text:style-name="T4"/></text:span></text:p>
      <text:p text:style-name="P29"><text:span text:style-name="Source_20_Text"><text:span text:style-name="T7">append(),prepend() </text:span></text:span><text:span text:style-name="Source_20_Text"><text:span text:style-name="T8">Example:</text:span></text:span></text:p>
      <text:p text:style-name="P29"><text:span text:style-name="Source_20_Text"><text:span text:style-name="T8"/></text:span></text:p>
      <text:p text:style-name="P29"><text:span text:style-name="Source_20_Text"><text:span text:style-name="T17">&lt;script&gt;</text:span></text:span></text:p>
      <text:p text:style-name="P29"><text:span text:style-name="Source_20_Text"><text:span text:style-name="T17">$(document).ready(function(){</text:span></text:span></text:p>
      <text:p text:style-name="P29"><text:span text:style-name="Source_20_Text"><text:span text:style-name="T17"><text:s text:c="2"/>$("#btn1").click(function(){</text:span></text:span></text:p>
      <text:p text:style-name="P29"><text:span text:style-name="Source_20_Text"><text:span text:style-name="T17"><text:s text:c="4"/>$("p").append(" &lt;b&gt;Appended text&lt;/b&gt;."); </text:span></text:span><text:span text:style-name="Source_20_Text"><text:span text:style-name="T18">or</text:span></text:span></text:p>
      <text:p text:style-name="P30"><text:span text:style-name="Source_20_Text"><text:span text:style-name="T17">$("p").</text:span></text:span><text:span text:style-name="Source_20_Text"><text:span text:style-name="T18">prepend</text:span></text:span><text:span text:style-name="Source_20_Text"><text:span text:style-name="T17">(" &lt;b&gt;Appended text&lt;/b&gt;.");</text:span></text:span></text:p>
      <text:p text:style-name="P29"><text:span text:style-name="Source_20_Text"><text:span text:style-name="T17"><text:s text:c="2"/>});</text:span></text:span></text:p>
      <text:p text:style-name="P29"><text:span text:style-name="Source_20_Text"><text:span text:style-name="T17"/></text:span></text:p>
      <text:p text:style-name="P29"><text:span text:style-name="Source_20_Text"><text:span text:style-name="T17"/></text:span></text:p>
      <text:p text:style-name="P29"><text:span text:style-name="Source_20_Text"><text:span text:style-name="T17"><text:s text:c="2"/>$("#btn2").click(function(){</text:span></text:span></text:p>
      <text:p text:style-name="P29"><text:span text:style-name="Source_20_Text"><text:span text:style-name="T17"><text:s text:c="4"/>$("ol").append("&lt;li&gt;Appended item&lt;/li&gt;"); </text:span></text:span><text:span text:style-name="Source_20_Text"><text:span text:style-name="T19">or</text:span></text:span></text:p>
      <text:p text:style-name="P31"><text:span text:style-name="Source_20_Text"><text:span text:style-name="T17">$("ol").</text:span></text:span><text:span text:style-name="Source_20_Text"><text:span text:style-name="T19">prepend</text:span></text:span><text:span text:style-name="Source_20_Text"><text:span text:style-name="T17">("&lt;li&gt;Appended item&lt;/li&gt;");</text:span></text:span></text:p>
      <text:p text:style-name="P29"><text:span text:style-name="Source_20_Text"><text:span text:style-name="T17"><text:s text:c="2"/>});</text:span></text:span></text:p>
      <text:p text:style-name="P29"><text:span text:style-name="Source_20_Text"><text:span text:style-name="T17">});</text:span></text:span></text:p>
      <text:p text:style-name="P29"><text:span text:style-name="Source_20_Text"><text:span text:style-name="T17">&lt;/script&gt;</text:span></text:span></text:p>
      <text:p text:style-name="P29"><text:span text:style-name="Source_20_Text"><text:span text:style-name="T17">&lt;/head&gt;</text:span></text:span></text:p>
      <text:p text:style-name="P29"><text:span text:style-name="Source_20_Text"><text:span text:style-name="T17">&lt;body&gt;</text:span></text:span></text:p>
      <text:p text:style-name="P29"><text:span text:style-name="Source_20_Text"><text:span text:style-name="T17"/></text:span></text:p>
      <text:p text:style-name="P29"><text:span text:style-name="Source_20_Text"><text:span text:style-name="T17">&lt;p&gt;This is a paragraph.&lt;/p&gt;</text:span></text:span></text:p>
      <text:p text:style-name="P29"><text:span text:style-name="Source_20_Text"><text:span text:style-name="T17">&lt;p&gt;This is another paragraph.&lt;/p&gt;</text:span></text:span></text:p>
      <text:p text:style-name="P29"><text:span text:style-name="Source_20_Text"><text:span text:style-name="T17"/></text:span></text:p>
      <text:p text:style-name="P29"><text:span text:style-name="Source_20_Text"><text:span text:style-name="T17">&lt;ol&gt;</text:span></text:span></text:p>
      <text:p text:style-name="P29"><text:span text:style-name="Source_20_Text"><text:span text:style-name="T17"><text:s text:c="2"/>&lt;li&gt;List item 1&lt;/li&gt;</text:span></text:span></text:p>
      <text:p text:style-name="P29"><text:span text:style-name="Source_20_Text"><text:span text:style-name="T17"><text:s text:c="2"/>&lt;li&gt;List item 2&lt;/li&gt;</text:span></text:span></text:p>
      <text:p text:style-name="P29"><text:span text:style-name="Source_20_Text"><text:span text:style-name="T17"><text:s text:c="2"/>&lt;li&gt;List item 3&lt;/li&gt;</text:span></text:span></text:p>
      <text:p text:style-name="P29"><text:span text:style-name="Source_20_Text"><text:span text:style-name="T17">&lt;/ol&gt;</text:span></text:span></text:p>
      <text:p text:style-name="P29"><text:span text:style-name="Source_20_Text"><text:span text:style-name="T17"/></text:span></text:p>
      <text:p text:style-name="P29"><text:span text:style-name="Source_20_Text"><text:span text:style-name="T17">&lt;button id="btn1"&gt;Append text&lt;/button&gt;</text:span></text:span></text:p>
      <text:p text:style-name="P29"><text:span text:style-name="Source_20_Text"><text:span text:style-name="T17">&lt;button id="btn2"&gt;Append list items&lt;/button&gt;</text:span></text:span></text:p>
      <text:p text:style-name="P29"><text:span text:style-name="Source_20_Text"><text:span text:style-name="T17"/></text:span></text:p>
      <text:p text:style-name="P32"><text:span text:style-name="Source_20_Text"><text:span text:style-name="T30">appendTo(), </text:span></text:span><text:span text:style-name="Source_20_Text"><text:span text:style-name="T31">prependTo()</text:span></text:span><text:span text:style-name="Source_20_Text"><text:span text:style-name="T30"> Example:</text:span></text:span></text:p>
      <text:p text:style-name="P32"><text:span text:style-name="Source_20_Text"><text:span text:style-name="T20">&lt;script&gt;</text:span></text:span></text:p>
      <text:p text:style-name="P32"><text:span text:style-name="Source_20_Text"><text:span text:style-name="T20">$(document).ready(function(){</text:span></text:span></text:p>
      <text:p text:style-name="P32"><text:span text:style-name="Source_20_Text"><text:span text:style-name="T20"><text:s text:c="2"/>$("button").click(function(){</text:span></text:span></text:p>
      <text:p text:style-name="P32"><text:span text:style-name="Source_20_Text"><text:span text:style-name="T20"><text:s text:c="4"/>$("&lt;span&gt;Hello World!&lt;/span&gt;").appendTo("p"); </text:span></text:span><text:span text:style-name="Source_20_Text"><text:span text:style-name="T21">or</text:span></text:span></text:p>
      <text:p text:style-name="P33"><text:span text:style-name="Source_20_Text"><text:span text:style-name="T20">$("&lt;span&gt;Hello World!&lt;/span&gt;").</text:span></text:span><text:span text:style-name="Source_20_Text"><text:span text:style-name="T21">prepend</text:span></text:span><text:span text:style-name="Source_20_Text"><text:span text:style-name="T20">To("p");</text:span></text:span></text:p>
      <text:p text:style-name="P32"><text:span text:style-name="Source_20_Text"><text:span text:style-name="T20"><text:s text:c="2"/>});</text:span></text:span></text:p>
      <text:p text:style-name="P32"><text:span text:style-name="Source_20_Text"><text:span text:style-name="T20">});</text:span></text:span></text:p>
      <text:p text:style-name="P32"><text:span text:style-name="Source_20_Text"><text:span text:style-name="T20">&lt;/script&gt;</text:span></text:span></text:p>
      <text:p text:style-name="P32"><text:span text:style-name="Source_20_Text"><text:span text:style-name="T20">&lt;/head&gt;</text:span></text:span></text:p>
      <text:p text:style-name="P32"><text:span text:style-name="Source_20_Text"><text:span text:style-name="T20">&lt;body&gt;</text:span></text:span></text:p>
      <text:p text:style-name="P32"><text:span text:style-name="Source_20_Text"><text:span text:style-name="T20"/></text:span></text:p>
      <text:p text:style-name="P32"><text:span text:style-name="Source_20_Text"><text:span text:style-name="T20">&lt;button&gt;Insert span element at the end of each p element&lt;/button&gt;</text:span></text:span></text:p>
      <text:p text:style-name="P32"><text:soft-page-break/><text:span text:style-name="Source_20_Text"><text:span text:style-name="T20"/></text:span></text:p>
      <text:p text:style-name="P32"><text:span text:style-name="Source_20_Text"><text:span text:style-name="T20">&lt;p&gt;This is a paragraph.&lt;/p&gt;</text:span></text:span></text:p>
      <text:p text:style-name="P32"><text:span text:style-name="Source_20_Text"><text:span text:style-name="T20">&lt;p&gt;This is another paragraph.&lt;/p&gt;</text:span></text:span></text:p>
      <text:p text:style-name="P32"><text:span text:style-name="Source_20_Text"><text:span text:style-name="T20"/></text:span></text:p>
      <text:p text:style-name="P45"><text:span text:style-name="Source_20_Text"><text:span text:style-name="T29">7) </text:span></text:span><text:span text:style-name="Source_20_Text"><text:span text:style-name="T32">prop(), </text:span></text:span><text:span text:style-name="Source_20_Text"><text:span text:style-name="T33">removeProp()</text:span></text:span><text:span text:style-name="Source_20_Text"><text:span text:style-name="T32"> function…………………………………………………</text:span></text:span></text:p>
      <text:p text:style-name="P34"><text:span text:style-name="Source_20_Text"><text:span text:style-name="T29">Example:</text:span></text:span></text:p>
      <text:p text:style-name="P34"><text:span text:style-name="Source_20_Text"><text:span text:style-name="T29"/></text:span></text:p>
      <text:p text:style-name="P34"><text:span text:style-name="Source_20_Text"><text:span text:style-name="T22">&lt;script&gt;</text:span></text:span></text:p>
      <text:p text:style-name="P34"><text:span text:style-name="Source_20_Text"><text:span text:style-name="T22">$(document).ready(function(){</text:span></text:span></text:p>
      <text:p text:style-name="P34"><text:span text:style-name="Source_20_Text"><text:span text:style-name="T22"><text:s text:c="2"/>$("button").click(function(){</text:span></text:span></text:p>
      <text:p text:style-name="P34"><text:span text:style-name="Source_20_Text"><text:span text:style-name="T22"><text:s text:c="4"/>var $x = $("div");</text:span></text:span></text:p>
      <text:p text:style-name="P34"><text:span text:style-name="Source_20_Text"><text:span text:style-name="T22"><text:s text:c="4"/>$x.prop("color", "FF0000");</text:span></text:span></text:p>
      <text:p text:style-name="P34"><text:span text:style-name="Source_20_Text"><text:span text:style-name="T22"><text:s text:c="4"/>$x.append("The color property has the following value: " + $x.prop("color"));</text:span></text:span></text:p>
      <text:p text:style-name="P34"><text:span text:style-name="Source_20_Text"><text:span text:style-name="T22"><text:s text:c="4"/>$x.removeProp("color");</text:span></text:span></text:p>
      <text:p text:style-name="P34"><text:span text:style-name="Source_20_Text"><text:span text:style-name="T22"><text:s text:c="4"/>$x.append("&lt;br&gt;Now the color property has the following value: " + $x.prop("color"));</text:span></text:span></text:p>
      <text:p text:style-name="P34"><text:span text:style-name="Source_20_Text"><text:span text:style-name="T22"><text:s text:c="2"/>});</text:span></text:span></text:p>
      <text:p text:style-name="P34"><text:span text:style-name="Source_20_Text"><text:span text:style-name="T22">});</text:span></text:span></text:p>
      <text:p text:style-name="P34"><text:span text:style-name="Source_20_Text"><text:span text:style-name="T22">&lt;/script&gt;</text:span></text:span></text:p>
      <text:p text:style-name="P34"><text:span text:style-name="Source_20_Text"><text:span text:style-name="T22">&lt;/head&gt;</text:span></text:span></text:p>
      <text:p text:style-name="P34"><text:span text:style-name="Source_20_Text"><text:span text:style-name="T22">&lt;body&gt;</text:span></text:span></text:p>
      <text:p text:style-name="P34"><text:span text:style-name="Source_20_Text"><text:span text:style-name="T22"/></text:span></text:p>
      <text:p text:style-name="P34"><text:span text:style-name="Source_20_Text"><text:span text:style-name="T22">&lt;button&gt;Add and remove a property&lt;/button&gt;&lt;br&gt;&lt;br&gt;</text:span></text:span></text:p>
      <text:p text:style-name="P34"><text:span text:style-name="Source_20_Text"><text:span text:style-name="T22"/></text:span></text:p>
      <text:p text:style-name="P34"><text:span text:style-name="Source_20_Text"><text:span text:style-name="T22">&lt;div&gt;&lt;/div&gt;</text:span></text:span></text:p>
      <text:p text:style-name="P34"><text:span text:style-name="Source_20_Text"><text:span text:style-name="T22"/></text:span></text:p>
      <text:p text:style-name="P34"><text:span text:style-name="Source_20_Text"><text:span text:style-name="T22"/></text:span></text:p>
      <text:p text:style-name="P35"><text:span text:style-name="Source_20_Text"><text:span text:style-name="T23">8) <text:s/>find(), parent(),parents()………………………….</text:span></text:span></text:p>
      <text:p text:style-name="P35"><text:span text:style-name="Source_20_Text"><text:span text:style-name="T23"/></text:span></text:p>
      <text:h text:style-name="P49" text:outline-level="3"><text:span text:style-name="Source_20_Text"><text:span text:style-name="T24">Example</text:span></text:span><text:span text:style-name="Source_20_Text"><text:span text:style-name="T26">L find() <text:s/></text:span></text:span><text:span text:style-name="Source_20_Text"><text:span text:style-name="T28">w3schoo;</text:span></text:span></text:h>
      <text:p text:style-name="Text_20_body">Return all &lt;span&gt; elements that are descendants of &lt;ul&gt;:</text:p>
      <text:p text:style-name="P36"><text:span text:style-name="Source_20_Text"><text:span text:style-name="T25">$(document).ready(function(){</text:span></text:span></text:p>
      <text:p text:style-name="P36"><text:span text:style-name="Source_20_Text"><text:span text:style-name="T25"><text:s text:c="2"/>$("ul").find("span").css({"color": "red", "border": "2px solid red"});</text:span></text:span></text:p>
      <text:p text:style-name="P36"><text:span text:style-name="Source_20_Text"><text:span text:style-name="T25">});</text:span></text:span></text:p>
      <text:p text:style-name="P36"><text:span text:style-name="Source_20_Text"><text:span text:style-name="T25">&lt;/script&gt;</text:span></text:span></text:p>
      <text:p text:style-name="P36"><text:span text:style-name="Source_20_Text"><text:span text:style-name="T25">&lt;/head&gt;</text:span></text:span></text:p>
      <text:p text:style-name="P36"><text:span text:style-name="Source_20_Text"><text:span text:style-name="T25"/></text:span></text:p>
      <text:p text:style-name="P36"><text:span text:style-name="Source_20_Text"><text:span text:style-name="T25">&lt;body class="ancestors"&gt;body (great-grandparent)</text:span></text:span></text:p>
      <text:p text:style-name="P36"><text:span text:style-name="Source_20_Text"><text:span text:style-name="T25"><text:s text:c="2"/>&lt;div style="width:500px;"&gt;div (grandparent)</text:span></text:span></text:p>
      <text:p text:style-name="P36"><text:span text:style-name="Source_20_Text"><text:span text:style-name="T25"><text:s text:c="4"/>&lt;ul&gt;ul (direct parent) <text:s/></text:span></text:span></text:p>
      <text:p text:style-name="P36"><text:span text:style-name="Source_20_Text"><text:span text:style-name="T25"><text:s text:c="6"/>&lt;li&gt;li (child)</text:span></text:span></text:p>
      <text:p text:style-name="P36"><text:span text:style-name="Source_20_Text"><text:span text:style-name="T25"><text:s text:c="8"/>&lt;span&gt;span (grandchild)&lt;/span&gt;</text:span></text:span></text:p>
      <text:p text:style-name="P36"><text:span text:style-name="Source_20_Text"><text:span text:style-name="T25"><text:s text:c="6"/>&lt;/li&gt;</text:span></text:span></text:p>
      <text:p text:style-name="P36"><text:span text:style-name="Source_20_Text"><text:span text:style-name="T25"><text:s text:c="4"/>&lt;/ul&gt; <text:s text:c="2"/></text:span></text:span></text:p>
      <text:p text:style-name="P36"><text:span text:style-name="Source_20_Text"><text:span text:style-name="T25"><text:s text:c="2"/>&lt;/div&gt;</text:span></text:span></text:p>
      <text:p text:style-name="P36"><text:span text:style-name="Source_20_Text"><text:span text:style-name="T25">&lt;/body&gt;</text:span></text:span></text:p>
      <text:p text:style-name="P36"><text:soft-page-break/><text:span text:style-name="Source_20_Text"><text:span text:style-name="T25"/></text:span></text:p>
      <text:h text:style-name="P50" text:outline-level="3"><text:span text:style-name="Source_20_Text"><text:span text:style-name="T25">Example:</text:span></text:span><text:span text:style-name="Source_20_Text"><text:span text:style-name="T26">parent() : </text:span></text:span><text:span text:style-name="Source_20_Text"><text:span text:style-name="T27">w3school</text:span></text:span></text:h>
      <text:p text:style-name="Text_20_body">Return the direct parent element of &lt;span&gt;:</text:p>
      <text:p text:style-name="P38">&lt;script&gt;</text:p>
      <text:p text:style-name="P38">$(document).ready(function(){</text:p>
      <text:p text:style-name="P38"><text:s text:c="2"/>$("span").parent().css({"color": "red", "border": "2px solid red"});</text:p>
      <text:p text:style-name="P38">});</text:p>
      <text:p text:style-name="P38">&lt;/script&gt;</text:p>
      <text:p text:style-name="P38">&lt;/head&gt;</text:p>
      <text:p text:style-name="P38"/>
      <text:p text:style-name="P38">&lt;body class="ancestors"&gt;body (great-great-grandparent)</text:p>
      <text:p text:style-name="P38"><text:s text:c="2"/>&lt;div style="width:500px;"&gt;div (great-grandparent)</text:p>
      <text:p text:style-name="P38"><text:s text:c="4"/>&lt;ul&gt;ul (grandparent) <text:s/></text:p>
      <text:p text:style-name="P38"><text:s text:c="6"/>&lt;li&gt;li (direct parent)</text:p>
      <text:p text:style-name="P38"><text:s text:c="8"/>&lt;span&gt;span&lt;/span&gt;</text:p>
      <text:p text:style-name="P38"><text:s text:c="6"/>&lt;/li&gt;</text:p>
      <text:p text:style-name="P38"><text:s text:c="4"/>&lt;/ul&gt; <text:s text:c="2"/></text:p>
      <text:p text:style-name="P38"><text:s text:c="2"/>&lt;/div&gt;</text:p>
      <text:p text:style-name="P38">&lt;/body&gt;</text:p>
      <text:p text:style-name="P37"/>
      <text:h text:style-name="P51" text:outline-level="3">Example: <text:span text:style-name="T35">parents() w3school</text:span></text:h>
      <text:p text:style-name="Text_20_body">Return all ancestor elements of &lt;span&gt;:</text:p>
      <text:p text:style-name="P38">&lt;script&gt;</text:p>
      <text:p text:style-name="P38">$(document).ready(function(){</text:p>
      <text:p text:style-name="P38"><text:s text:c="2"/>$("span").parents().css({"color": "red", "border": "2px solid red"});</text:p>
      <text:p text:style-name="P38">});</text:p>
      <text:p text:style-name="P38">&lt;/script&gt;</text:p>
      <text:p text:style-name="P38">&lt;/head&gt;</text:p>
      <text:p text:style-name="P38"/>
      <text:p text:style-name="P38">&lt;body class="ancestors"&gt;body (great-great-grandparent)</text:p>
      <text:p text:style-name="P38"><text:s text:c="2"/>&lt;div style="width:500px;"&gt;div (great-grandparent)</text:p>
      <text:p text:style-name="P38"><text:s text:c="4"/>&lt;ul&gt;ul (grandparent) <text:s/></text:p>
      <text:p text:style-name="P38"><text:s text:c="6"/>&lt;li&gt;li (direct parent)</text:p>
      <text:p text:style-name="P38"><text:s text:c="8"/>&lt;span&gt;span&lt;/span&gt;</text:p>
      <text:p text:style-name="P38"><text:s text:c="6"/>&lt;/li&gt;</text:p>
      <text:p text:style-name="P38"><text:s text:c="4"/>&lt;/ul&gt; <text:s text:c="2"/></text:p>
      <text:p text:style-name="P38"><text:s text:c="2"/>&lt;/div&gt;</text:p>
      <text:p text:style-name="P38">&lt;/body&gt;</text:p>
      <text:p text:style-name="P38"/>
      <text:p text:style-name="P39">combile<text:span text:style-name="T36"> example: as</text:span><text:span text:style-name="T37">i</text:span><text:span text:style-name="T36">de nar actice jquery:</text:span></text:p>
      <text:p text:style-name="P37"/>
      <text:p text:style-name="P40"><text:span text:style-name="Source_20_Text"><text:span text:style-name="T13"><text:tab/></text:span></text:span><text:span text:style-name="Source_20_Text"><text:span text:style-name="T38">&lt;body&gt;</text:span></text:span></text:p>
      <text:p text:style-name="P40"><text:span text:style-name="Source_20_Text"><text:span text:style-name="T38"><text:tab/><text:tab/>&lt;div class="col-sm-3 col-md-2 sidebar"&gt;</text:span></text:span></text:p>
      <text:p text:style-name="P40"><text:span text:style-name="Source_20_Text"><text:span text:style-name="T38"><text:tab/><text:tab/><text:tab/>&lt;ul class="nav nav-sidebar"&gt;</text:span></text:span></text:p>
      <text:p text:style-name="P40"><text:span text:style-name="Source_20_Text"><text:span text:style-name="T38"><text:tab/><text:tab/><text:tab/><text:tab/>&lt;li class="active"&gt;&lt;a href="#"&gt;Add &lt;/a&gt;&lt;/li&gt;</text:span></text:span></text:p>
      <text:p text:style-name="P40"><text:span text:style-name="Source_20_Text"><text:span text:style-name="T38"><text:tab/><text:tab/><text:tab/><text:tab/>&lt;li&gt;&lt;a href="#"&gt;View/Modify&lt;/a&gt;&lt;/li&gt;</text:span></text:span></text:p>
      <text:p text:style-name="P40"><text:soft-page-break/><text:span text:style-name="Source_20_Text"><text:span text:style-name="T38"><text:tab/><text:tab/><text:tab/><text:tab/>&lt;li&gt;&lt;a href="#"&gt;Delete&lt;/a&gt;&lt;/li&gt;</text:span></text:span></text:p>
      <text:p text:style-name="P40"><text:span text:style-name="Source_20_Text"><text:span text:style-name="T38"><text:tab/><text:tab/><text:tab/>&lt;/ul&gt;</text:span></text:span></text:p>
      <text:p text:style-name="P40"><text:span text:style-name="Source_20_Text"><text:span text:style-name="T38">&lt;/div&gt;</text:span></text:span></text:p>
      <text:p text:style-name="P40"><text:span text:style-name="Source_20_Text"><text:span text:style-name="T38"/></text:span></text:p>
      <text:p text:style-name="P40"><text:span text:style-name="Source_20_Text"><text:span text:style-name="T38">&lt;script type="text/javascript"&gt;</text:span></text:span></text:p>
      <text:p text:style-name="P40"><text:span text:style-name="Source_20_Text"><text:span text:style-name="T38"><text:tab/>$('.nav a').on('click',function(){</text:span></text:span></text:p>
      <text:p text:style-name="P40"><text:span text:style-name="Source_20_Text"><text:span text:style-name="T38"><text:tab/><text:tab/>$('.nav').find('.active').removeClass('active');</text:span></text:span></text:p>
      <text:p text:style-name="P40"><text:span text:style-name="Source_20_Text"><text:span text:style-name="T38"><text:tab/><text:tab/>$(this).parent().addClass('active');</text:span></text:span></text:p>
      <text:p text:style-name="P40"><text:span text:style-name="Source_20_Text"><text:span text:style-name="T38"><text:tab/>});</text:span></text:span></text:p>
      <text:p text:style-name="P40"><text:span text:style-name="Source_20_Text"><text:span text:style-name="T38">&lt;/script&gt; <text:s text:c="3"/></text:span></text:span></text:p>
      <text:p text:style-name="P40"><text:span text:style-name="Source_20_Text"><text:span text:style-name="T38"/></text:span></text:p>
      <text:p text:style-name="P40"><text:span text:style-name="Source_20_Text"><text:span text:style-name="T38"/></text:span></text:p>
      <text:p text:style-name="P42"><text:span text:style-name="Source_20_Text"><text:span text:style-name="T34">9) index() Method:</text:span></text:span></text:p>
      <text:h text:style-name="P52" text:outline-level="3"><text:span text:style-name="Source_20_Text"><text:span text:style-name="T34">Example</text:span></text:span></text:h>
      <text:p text:style-name="Text_20_body">Get the index of the clicked &lt;li&gt; element :---</text:p>
      <text:p text:style-name="P43">&lt;script&gt;</text:p>
      <text:p text:style-name="P43">$(document).ready(function(){</text:p>
      <text:p text:style-name="P43">$("#test li").each(function(){</text:p>
      <text:p text:style-name="P43"><text:tab/> <text:s/>$(this).click(function(){</text:p>
      <text:p text:style-name="P43"><text:s text:c="4"/><text:tab/>alert($(this).index());</text:p>
      <text:p text:style-name="P44"><text:s text:c="2"/>});</text:p>
      <text:p text:style-name="P43">});</text:p>
      <text:p text:style-name="P43"/>
      <text:p text:style-name="P43">});</text:p>
      <text:p text:style-name="P43">&lt;/script&gt;</text:p>
      <text:p text:style-name="P43">&lt;/head&gt;</text:p>
      <text:p text:style-name="P43">&lt;body&gt;</text:p>
      <text:p text:style-name="P43"/>
      <text:p text:style-name="P43">&lt;p&gt;Click the list items to get the index position, relative to its sibling elements&lt;/p&gt;</text:p>
      <text:p text:style-name="P43"/>
      <text:p text:style-name="P43">&lt;ul id='test'&gt;</text:p>
      <text:p text:style-name="P43"><text:s text:c="2"/>&lt;li&gt;Coffee&lt;/li&gt;</text:p>
      <text:p text:style-name="P43"><text:s text:c="2"/>&lt;li&gt;Milk&lt;/li&gt;</text:p>
      <text:p text:style-name="P43"><text:s text:c="2"/>&lt;li&gt;Soda&lt;/li&gt;</text:p>
      <text:p text:style-name="P43">&lt;/ul&gt;</text:p>
      <text:p text:style-name="P42"><text:span text:style-name="Source_20_Text"><text:span text:style-name="T39"/></text:span></text:p>
      <text:p text:style-name="P42"><text:span text:style-name="Source_20_Text"><text:span text:style-name="T39"/></text:span></text:p>
      <text:p text:style-name="P47"><text:span text:style-name="Strong_20_Emphasis"><text:span text:style-name="T43"><text:s text:c="13"/></text:span></text:span><text:span text:style-name="Strong_20_Emphasis"><text:span text:style-name="T45">JSON endcode and Decode</text:span></text:span></text:p>
      <text:p text:style-name="P42"><text:span text:style-name="Source_20_Text"><text:span text:style-name="T40"/></text:span></text:p>
      <text:p text:style-name="P42"><text:span text:style-name="Source_20_Text"><text:span text:style-name="T40"/></text:span></text:p>
      <text:h text:style-name="P54" text:outline-level="1"><text:span text:style-name="Source_20_Text"><text:span text:style-name="T44">JSON.parse():</text:span></text:span></text:h>
      <text:p text:style-name="P42"><text:span text:style-name="Source_20_Text"><text:span text:style-name="T40"/></text:span></text:p>
      <text:p text:style-name="P53"><text:span text:style-name="Source_20_Text"><text:span text:style-name="T40">A common use of JSON is to exchange data to/from a web server.</text:span></text:span></text:p>
      <text:p text:style-name="Text_20_body">When receiving data from a web server, the data is always a string.</text:p>
      <text:p text:style-name="Text_20_body">Parse the data with <text:span text:style-name="Source_20_Text">JSON.parse()</text:span>, and the data becomes a JavaScript object.</text:p>
      <text:p text:style-name="P42"><text:span text:style-name="Source_20_Text"><text:span text:style-name="T40"/></text:span></text:p>
      <text:p text:style-name="P48"><text:span text:style-name="Source_20_Text"><text:span text:style-name="T42">&lt;script&gt;</text:span></text:span></text:p>
      <text:p text:style-name="P48"><text:soft-page-break/><text:span text:style-name="Source_20_Text"><text:span text:style-name="T42">var txt = '{"name":"John", "age":30, "city":"New York"}'</text:span></text:span></text:p>
      <text:p text:style-name="P48"><text:span text:style-name="Source_20_Text"><text:span text:style-name="T42">var obj = JSON.parse(txt);</text:span></text:span></text:p>
      <text:p text:style-name="P48"><text:span text:style-name="Source_20_Text"><text:span text:style-name="T42">document.getElementById("demo").innerHTML = obj.name + ", " + obj.age;</text:span></text:span></text:p>
      <text:p text:style-name="P48"><text:span text:style-name="Source_20_Text"><text:span text:style-name="T42">&lt;/script&gt;</text:span></text:span></text:p>
      <text:p text:style-name="P42"><text:span text:style-name="Source_20_Text"><text:span text:style-name="T40"/></text:span></text:p>
      <text:p text:style-name="P42"><text:span text:style-name="Source_20_Text"><text:span text:style-name="T40"/></text:span></text:p>
      <text:p text:style-name="P42"><text:span text:style-name="Source_20_Text"><text:span text:style-name="T40"/></text:span></text:p>
      <text:p text:style-name="P42"><text:span text:style-name="Source_20_Text"><text:span text:style-name="T40"/></text:span></text:p>
      <text:p text:style-name="P42"><text:span text:style-name="Source_20_Text"><text:span text:style-name="T40"/></text:span></text:p>
      <text:p text:style-name="P42"><text:span text:style-name="Source_20_Text"><text:span text:style-name="T40"/></text:span></text:p>
      <text:p text:style-name="P42"><text:span text:style-name="Source_20_Text"><text:span text:style-name="T40"/></text:span></text:p>
      <text:p text:style-name="P42"><text:span text:style-name="Source_20_Text"><text:span text:style-name="T40"/></text:span></text:p>
      <text:p text:style-name="P42"><text:span text:style-name="Source_20_Text"><text:span text:style-name="T40"/></text:span></text:p>
      <text:p text:style-name="P42"><text:span text:style-name="Source_20_Text"><text:span text:style-name="T40"/></text:span></text:p>
      <text:p text:style-name="P42"><text:span text:style-name="Source_20_Text"><text:span text:style-name="T40"/></text:span></text:p>
      <text:p text:style-name="P42"><text:span text:style-name="Source_20_Text"><text:span text:style-name="T40"/></text:span></text:p>
      <text:p text:style-name="P42"><text:span text:style-name="Source_20_Text"><text:span text:style-name="T40"/></text:span></text:p>
      <text:p text:style-name="P42"><text:span text:style-name="Source_20_Text"><text:span text:style-name="T40"/></text:span></text:p>
      <text:p text:style-name="P42"><text:span text:style-name="Source_20_Text"><text:span text:style-name="T40"/></text:span></text:p>
      <text:p text:style-name="P42"><text:span text:style-name="Source_20_Text"><text:span text:style-name="T40"/></text:span></text:p>
      <text:p text:style-name="P42"><text:span text:style-name="Source_20_Text"><text:span text:style-name="T40"/></text:span></text:p>
      <text:p text:style-name="P42"><text:span text:style-name="Source_20_Text"><text:span text:style-name="T40"/></text:span></text:p>
      <text:p text:style-name="P46"><text:span text:style-name="Source_20_Text"><text:span text:style-name="T41">Update Date: 27/7/19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9T10:27:04.932751221</meta:creation-date>
    <dc:date>2019-07-27T15:29:54.621405561</dc:date>
    <meta:editing-duration>PT8H9M31S</meta:editing-duration>
    <meta:editing-cycles>78</meta:editing-cycles>
    <meta:generator>LibreOffice/5.1.6.2$Linux_X86_64 LibreOffice_project/10m0$Build-2</meta:generator>
    <meta:document-statistic meta:table-count="0" meta:image-count="0" meta:object-count="0" meta:page-count="7" meta:paragraph-count="219" meta:word-count="549" meta:character-count="5647" meta:non-whitespace-character-count="5030"/>
  </office:meta>
</office:document-meta>
</file>